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69c4" officeooo:paragraph-rsid="001369c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62b7" officeooo:paragraph-rsid="001462b7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369c4" officeooo:paragraph-rsid="001369c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369c4" officeooo:paragraph-rsid="001369c4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 fo:font-weight="normal" officeooo:rsid="001369c4" officeooo:paragraph-rsid="001369c4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369c4" officeooo:paragraph-rsid="001369c4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1462b7" officeooo:paragraph-rsid="001462b7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462b7" officeooo:paragraph-rsid="001462b7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1462b7" officeooo:paragraph-rsid="001462b7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1462b7" officeooo:paragraph-rsid="00160615" style:font-weight-asian="normal" style:font-weight-complex="normal"/>
    </style:style>
    <style:style style:name="P11" style:family="paragraph" style:parent-style-name="Standard" style:list-style-name="L3">
      <style:text-properties style:text-underline-style="none" fo:font-weight="normal" officeooo:rsid="00160615" officeooo:paragraph-rsid="00160615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60615" officeooo:paragraph-rsid="00160615" style:font-weight-asian="normal" style:font-weight-complex="normal"/>
    </style:style>
    <style:style style:name="P13" style:family="paragraph" style:parent-style-name="Standard" style:list-style-name="L5">
      <style:text-properties style:text-underline-style="none" fo:font-weight="normal" officeooo:rsid="00160615" officeooo:paragraph-rsid="00160615" style:font-weight-asian="normal" style:font-weight-complex="normal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1369c4" officeooo:paragraph-rsid="001369c4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160615" officeooo:paragraph-rsid="00160615" style:font-size-asian="14pt" style:font-weight-asian="bold" style:font-size-complex="14pt" style:font-weight-complex="bold"/>
    </style:style>
    <style:style style:name="P16" style:family="paragraph" style:parent-style-name="Standard" style:list-style-name="L5">
      <style:text-properties officeooo:rsid="00160615" officeooo:paragraph-rsid="00160615"/>
    </style:style>
    <style:style style:name="P17" style:family="paragraph" style:parent-style-name="Standard">
      <style:text-properties officeooo:rsid="00160615" officeooo:paragraph-rsid="00160615"/>
    </style:style>
    <style:style style:name="P18" style:family="paragraph" style:parent-style-name="Standard" style:list-style-name="L4">
      <style:text-properties fo:font-size="12pt" style:text-underline-style="none" fo:font-weight="normal" officeooo:rsid="00160615" officeooo:paragraph-rsid="00160615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text-properties fo:font-size="12pt" style:text-underline-style="none" fo:font-weight="normal" officeooo:rsid="00160615" officeooo:paragraph-rsid="00160615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60615" officeooo:paragraph-rsid="00160615" style:font-weight-asian="bold" style:font-weight-complex="bold"/>
    </style:style>
    <style:style style:name="T1" style:family="text">
      <style:text-properties officeooo:rsid="00160615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60615" style:font-weight-asian="normal" style:font-weight-complex="normal"/>
    </style:style>
    <style:style style:name="T5" style:family="text">
      <style:text-properties officeooo:rsid="00146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en Tasks</text:p>
      <text:p text:style-name="P1"/>
      <text:p text:style-name="P4">Front-End</text:p>
      <text:list xml:id="list2366490277" text:style-name="L1">
        <text:list-item>
          <text:p text:style-name="P6">general design improvement</text:p>
        </text:list-item>
        <text:list-item>
          <text:p text:style-name="P6">add nice icon for app</text:p>
        </text:list-item>
      </text:list>
      <text:p text:style-name="P5"/>
      <text:p text:style-name="P2">Index.html</text:p>
      <text:list xml:id="list3858354725" text:style-name="L2">
        <text:list-item>
          <text:p text:style-name="P7">Provide some intro text for the app and how to use it</text:p>
        </text:list-item>
      </text:list>
      <text:p text:style-name="P2">Success.html</text:p>
      <text:list xml:id="list123010772816079" text:continue-list="list2366490277" text:style-name="L1">
        <text:list-item>
          <text:p text:style-name="P8">Display preparation steps with numerated points and in better layout</text:p>
        </text:list-item>
        <text:list-item>
          <text:p text:style-name="P6">enable filtering for results after recommendations have been made</text:p>
        </text:list-item>
      </text:list>
      <text:p text:style-name="P1"/>
      <text:p text:style-name="P4"/>
      <text:p text:style-name="P4">Back-End</text:p>
      <text:list xml:id="list3667388980" text:style-name="L4">
        <text:list-item>
          <text:p text:style-name="P18">Add different database</text:p>
        </text:list-item>
        <text:list-item>
          <text:p text:style-name="P18">Add filtering of words in database</text:p>
        </text:list-item>
        <text:list-item>
          <text:p text:style-name="P18">Test TD-IDF Vectorizer</text:p>
        </text:list-item>
        <text:list-item>
          <text:p text:style-name="P18">Test FUZZ (<text:span text:style-name="T5">Levenshtein distance</text:span>)</text:p>
        </text:list-item>
        <text:list-item>
          <text:p text:style-name="P10"/>
        </text:list-item>
      </text:list>
      <text:list xml:id="list3967068013" text:style-name="L3">
        <text:list-item>
          <text:p text:style-name="P9">add filtering to <text:span text:style-name="T1">final </text:span>recommendations <text:span text:style-name="T1">bsed on calories, …</text:span></text:p>
          <text:list>
            <text:list-item>
              <text:p text:style-name="P11">select appropriate columns</text:p>
            </text:list-item>
          </text:list>
        </text:list-item>
      </text:list>
      <text:p text:style-name="P12"/>
      <text:p text:style-name="P20">Additional functionalities</text:p>
      <text:list xml:id="list2450439443" text:style-name="L5">
        <text:list-item>
          <text:p text:style-name="P13">do classification of cuisine based on ingredients and only afterwards recommend recipes</text:p>
        </text:list-item>
        <text:list-item>
          <text:p text:style-name="P16"><text:span text:style-name="T3">filter top recommendations based on servings and amount of available ingredients</text:span></text:p>
        </text:list-item>
      </text:list>
      <text:p text:style-name="P17"><text:span text:style-name="T3"/></text:p>
      <text:p text:style-name="P17"><text:span text:style-name="T3"/></text:p>
      <text:p text:style-name="P15">Deployment</text:p>
      <text:list xml:id="list429620030" text:style-name="L6">
        <text:list-item>
          <text:p text:style-name="P19">Heroku?</text:p>
        </text:list-item>
        <text:list-item>
          <text:p text:style-name="P19">Azure?</text:p>
        </text:list-item>
        <text:list-item>
          <text:p text:style-name="P19">Challenge #2 Harness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15:48.573863386</meta:creation-date>
    <dc:date>2022-01-27T12:30:09.179699533</dc:date>
    <meta:editing-duration>PT33M4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21" meta:character-count="730" meta:non-whitespace-character-count="649"/>
  </office:meta>
</office:document-meta>
</file>